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-color="#6666ff"/>
    </style:style>
    <style:style style:name="P14" style:family="paragraph">
      <loext:graphic-properties draw:fill-color="#ffffff"/>
    </style:style>
    <style:style style:name="P15" style:family="paragraph"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772in" fo:min-width="0.6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772in" fo:min-width="0.6945in" style:run-through="foreground"/>
    </style:style>
    <style:style style:name="gr24" style:family="graphic">
      <style:graphic-properties draw:textarea-horizontal-align="justify" draw:textarea-vertical-align="middle" draw:auto-grow-height="false" fo:min-height="0.5866in" fo:min-width="0.5244in" style:run-through="foreground"/>
    </style:style>
    <style:style style:name="gr25" style:family="graphic">
      <style:graphic-properties draw:textarea-horizontal-align="justify" draw:textarea-vertical-align="middle" draw:auto-grow-height="false" fo:min-height="0.552in" fo:min-width="0.4929in" style:run-through="foreground"/>
    </style:style>
    <style:style style:name="gr26" style:family="graphic">
      <style:graphic-properties draw:textarea-horizontal-align="justify" draw:textarea-vertical-align="middle" draw:auto-grow-height="false" fo:min-height="0.552in" fo:min-width="0.4937in" style:run-through="foreground"/>
    </style:style>
    <style:style style:name="gr27" style:family="graphic">
      <style:graphic-properties draw:textarea-horizontal-align="justify" draw:textarea-vertical-align="middle" draw:auto-grow-height="false" fo:min-height="0.4134in" fo:min-width="0.3689in" style:run-through="foreground"/>
    </style:style>
    <style:style style:name="gr28" style:family="graphic">
      <style:graphic-properties draw:textarea-horizontal-align="justify" draw:textarea-vertical-align="middle" draw:auto-grow-height="false" fo:min-height="0.4134in" fo:min-width="0.3693in" style:run-through="foreground"/>
    </style:style>
    <style:style style:name="gr29" style:family="graphic">
      <style:graphic-properties draw:textarea-horizontal-align="justify" draw:textarea-vertical-align="middle" draw:auto-grow-height="false" fo:min-height="0.4134in" fo:min-width="0.3701in" style:run-through="foreground"/>
    </style:style>
    <style:style style:name="gr30" style:family="graphic">
      <style:graphic-properties style:run-through="foreground" style:vertical-pos="from-top" style:vertical-rel="paragraph" style:horizontal-pos="from-left" style:horizontal-rel="paragraph"/>
    </style:style>
    <style:style style:name="gr31" style:family="graphic">
      <style:graphic-properties style:run-through="foreground"/>
    </style:style>
    <style:style style:name="gr32" style:family="graphic">
      <style:graphic-properties draw:textarea-horizontal-align="justify" draw:textarea-vertical-align="middle" draw:auto-grow-height="false" fo:min-height="0.3091in" fo:min-width="0.2756in" style:run-through="foreground"/>
    </style:style>
    <style:style style:name="gr33" style:family="graphic">
      <style:graphic-properties draw:textarea-horizontal-align="justify" draw:textarea-vertical-align="middle" draw:auto-grow-height="false" fo:min-height="0.3091in" fo:min-width="0.2764in" style:run-through="foreground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2382in" fo:min-width="0.2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color="#ffffff" draw:fill-color="#6666ff" draw:textarea-horizontal-align="justify" draw:textarea-vertical-align="middle" draw:auto-grow-height="false" fo:min-height="0.1929in" fo:min-width="0.1929in" style:run-through="foreground" style:wrap="none" style:wrap-contour-mode="full" style:vertical-pos="from-top" style:vertical-rel="paragraph" style:horizontal-pos="from-left" style:horizontal-rel="paragraph"/>
    </style:style>
    <style:style style:name="gr36" style:family="graphic">
      <style:graphic-properties draw:fill-color="#ffffff" draw:textarea-horizontal-align="justify" draw:textarea-vertical-align="middle" draw:auto-grow-height="false" fo:min-height="0.1929in" fo:min-width="0.1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8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wrap-contour-mode="full" style:vertical-pos="from-top" style:vertical-rel="paragraph" style:horizontal-pos="from-left" style:horizontal-rel="paragraph"/>
    </style:style>
    <style:style style:name="gr39" style:family="graphic">
      <style:graphic-properties svg:stroke-color="#ffffff" draw:fill-color="#6666ff" draw:textarea-horizontal-align="justify" draw:textarea-vertical-align="middle" draw:auto-grow-height="false" fo:min-height="0.0929in" fo:min-width="0.0992in" style:run-through="foreground" style:wrap="none" style:wrap-contour-mode="full" style:vertical-pos="from-top" style:vertical-rel="paragraph" style:horizontal-pos="from-left" style:horizontal-rel="paragraph"/>
    </style:style>
    <style:style style:name="gr40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4" svg:width="0.4067in" svg:height="0.7768in" svg:x="0.1929in" svg:y="0.2236in"><text:p text:style-name="P3"><text:span text:style-name="T1">Input</text:span></text:p><text:p text:style-name="P3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5" svg:width="0.7748in" svg:height="0.7768in" svg:x="0.6217in" svg:y="0.2236in"><text:p text:style-name="P3"><text:span text:style-name="T1">CONV1+ReLU</text:span></text:p><text:p text:style-name="P3"><text:span text:style-name="T1">filters: 20</text:span></text:p><text:p text:style-name="P3"><text:span text:style-name="T1">f_size: 4x4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6" svg:width="0.5287in" svg:height="0.7768in" svg:x="1.4181in" svg:y="0.2236in"><text:p text:style-name="P3"><text:span text:style-name="T1">POOL1</text:span></text:p><text:p text:style-name="P3"><text:span text:style-name="T1">f_size: 2x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5" svg:width="0.7406in" svg:height="0.7768in" svg:x="1.9626in" svg:y="0.2236in"><text:p text:style-name="P3"><text:span text:style-name="T1">CONV2+ReLU</text:span></text:p><text:p text:style-name="P3"><text:span text:style-name="T1">filters: 40</text:span></text:p><text:p text:style-name="P3"><text:span text:style-name="T1">f_size: 3x3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0.5524in" svg:height="0.7768in" svg:x="2.7193in" svg:y="0.2236in"><text:p text:style-name="P3"><text:span text:style-name="T1">POOL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7" svg:width="0.5524in" svg:height="0.7768in" svg:x="3.2937in" svg:y="0.2236in"><text:p text:style-name="P3"><text:span text:style-name="T1">FC1+ReLU</text:span></text:p><text:p text:style-name="P3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7" svg:width="0.5524in" svg:height="0.7768in" svg:x="3.8681in" svg:y="0.2236in"><text:p text:style-name="P3"><text:span text:style-name="T1">FC2+ReLU</text:span></text:p><text:p text:style-name="P3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8" svg:width="0.3331in" svg:height="0.7768in" svg:x="0.1929in" svg:y="0.0319in"><text:p text:style-name="P3"><text:span text:style-name="T2">Input</text:span></text:p><text:p text:style-name="P3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9" svg:width="0.5504in" svg:height="0.7768in" svg:x="0.5437in" svg:y="0.0319in"><text:p text:style-name="P3"><text:span text:style-name="T2">CONV1+ReLU</text:span></text:p><text:p text:style-name="P3"><text:span text:style-name="T2">filters: 20</text:span></text:p><text:p text:style-name="P3"><text:span text:style-name="T2">f_size: 4x4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9" svg:width="0.5504in" svg:height="0.7768in" svg:x="1.5366in" svg:y="0.0319in"><text:p text:style-name="P3"><text:span text:style-name="T2">CONV2+ReLU</text:span></text:p><text:p text:style-name="P3"><text:span text:style-name="T2">filters: 4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0" svg:width="0.4098in" svg:height="0.7768in" svg:x="1.111in" svg:y="0.0319in"><text:p text:style-name="P3"><text:span text:style-name="T2">POOL1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0" svg:width="0.4157in" svg:height="0.7768in" svg:x="2.1055in" svg:y="0.0374in"><text:p text:style-name="P3"><text:span text:style-name="T2">POOL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9" svg:width="0.5504in" svg:height="0.7768in" svg:x="2.5374in" svg:y="0.0319in"><text:p text:style-name="P3"><text:span text:style-name="T2">CONV3+ReLU</text:span></text:p><text:p text:style-name="P3"><text:span text:style-name="T2">filters: 6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0" svg:width="0.4098in" svg:height="0.7768in" svg:x="3.0992in" svg:y="0.0319in"><text:p text:style-name="P3"><text:span text:style-name="T2">POOL3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9" svg:width="0.548in" svg:height="0.7768in" svg:x="3.5252in" svg:y="0.0319in"><text:p text:style-name="P3"><text:span text:style-name="T2">CONV4+ReLU</text:span></text:p><text:p text:style-name="P3"><text:span text:style-name="T2">filters: 80</text:span></text:p><text:p text:style-name="P3"><text:span text:style-name="T2">f_size: 2x2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1" svg:width="0.4512in" svg:height="0.7768in" svg:x="4.0898in" svg:y="0.0319in"><text:p text:style-name="P3"><text:span text:style-name="T2">FC1+ReLU</text:span></text:p><text:p text:style-name="P3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1" svg:width="0.4217in" svg:height="0.7768in" svg:x="4.5571in" svg:y="0.0319in"><text:p text:style-name="P3"><text:span text:style-name="T2">FC2+ReLU</text:span></text:p><text:p text:style-name="P3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8" svg:width="0.4012in" svg:height="0.7768in" svg:x="0.1764in" svg:y="0.0319in"><text:p text:style-name="P3"><text:span text:style-name="T2">Input</text:span></text:p><text:p text:style-name="P3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9" svg:width="0.5504in" svg:height="0.7768in" svg:x="0.5937in" svg:y="0.0319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0" svg:width="0.4098in" svg:height="0.7768in" svg:x="1.161in" svg:y="0.0319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9" svg:width="0.5504in" svg:height="0.7768in" svg:x="1.9366in" svg:y="0.0319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0" svg:width="0.4157in" svg:height="0.7768in" svg:x="2.5055in" svg:y="0.0374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1" svg:width="0.4512in" svg:height="0.7768in" svg:x="4.6307in" svg:y="0.0319in"><text:p text:style-name="P3"><text:span text:style-name="T2">FC1</text:span></text:p><text:p text:style-name="P3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9" svg:width="0.5504in" svg:height="0.7768in" svg:x="3.2925in" svg:y="0.0319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0" svg:width="0.4098in" svg:height="0.7768in" svg:x="3.8543in" svg:y="0.0319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1" svg:width="0.4512in" svg:height="0.7768in" svg:x="5.4429in" svg:y="0.0319in"><text:p text:style-name="P3"><text:span text:style-name="T2">FC2</text:span></text:p><text:p text:style-name="P3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2" svg:width="0.3331in" svg:height="0.7768in" svg:x="1.5854in" svg:y="0.0319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2" svg:width="0.3331in" svg:height="0.7768in" svg:x="2.9402in" svg:y="0.0374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2" svg:width="0.3331in" svg:height="0.7768in" svg:x="4.2783in" svg:y="0.0319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2" svg:width="0.3331in" svg:height="0.7768in" svg:x="5.0957in" svg:y="0.0319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1" svg:width="0.4217in" svg:height="0.7768in" svg:x="5.9083in" svg:y="0.0319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8" svg:width="0.3331in" svg:height="0.7768in" svg:x="0.2319in" svg:y="0.4228in"><text:p text:style-name="P3"><text:span text:style-name="T2">Input</text:span></text:p><text:p text:style-name="P3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9" svg:width="0.4051in" svg:height="0.7768in" svg:x="0.5827in" svg:y="0.4228in"><text:p text:style-name="P3"><text:span text:style-name="T2">CONV1.1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0" svg:width="0.4098in" svg:height="0.7768in" svg:x="1.4327in" svg:y="0.4228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9" svg:width="0.3787in" svg:height="0.7768in" svg:x="2.2083in" svg:y="0.4228in"><text:p text:style-name="P3"><text:span text:style-name="T2">CONV2.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0" svg:width="0.4157in" svg:height="0.7768in" svg:x="2.9992in" svg:y="0.4283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1" svg:width="0.4512in" svg:height="0.7768in" svg:x="5.3681in" svg:y="0.4228in"><text:p text:style-name="P3"><text:span text:style-name="T2">FC1</text:span></text:p><text:p text:style-name="P3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1" svg:width="0.4217in" svg:height="0.7768in" svg:x="6.6457in" svg:y="0.4228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9" svg:width="0.3858in" svg:height="0.7768in" svg:x="3.7862in" svg:y="0.4228in"><text:p text:style-name="P3"><text:span text:style-name="T2">CONV3.1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0" svg:width="0.4098in" svg:height="0.7768in" svg:x="4.5917in" svg:y="0.4228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1" svg:width="0.4512in" svg:height="0.7768in" svg:x="6.1807in" svg:y="0.4228in"><text:p text:style-name="P3"><text:span text:style-name="T2">FC2</text:span></text:p><text:p text:style-name="P3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2" svg:width="0.3331in" svg:height="0.7768in" svg:x="1.8571in" svg:y="0.4228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3331in" svg:height="0.7768in" svg:x="3.4339in" svg:y="0.4283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2" svg:width="0.3331in" svg:height="0.7768in" svg:x="5.0161in" svg:y="0.4228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2" svg:width="0.3331in" svg:height="0.7768in" svg:x="5.8335in" svg:y="0.4228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9" svg:width="0.4106in" svg:height="0.7768in" svg:x="1.0075in" svg:y="0.4228in"><text:p text:style-name="P3"><text:span text:style-name="T2">CONV1.2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9" svg:width="0.3787in" svg:height="0.7768in" svg:x="2.6043in" svg:y="0.428in"><text:p text:style-name="P3"><text:span text:style-name="T2">CONV2.2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9" svg:width="0.3858in" svg:height="0.7768in" svg:x="4.1898in" svg:y="0.4228in"><text:p text:style-name="P3"><text:span text:style-name="T2">CONV3.2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8" svg:width="0.3331in" svg:height="0.7768in" svg:x="0.2189in" svg:y="0.852in"><text:p text:style-name="P3"><text:span text:style-name="T2">Input</text:span></text:p><text:p text:style-name="P3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9" svg:width="0.5504in" svg:height="0.7768in" svg:x="0.5693in" svg:y="0.852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0" svg:width="0.4098in" svg:height="0.7768in" svg:x="1.1366in" svg:y="0.852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9" svg:width="0.5504in" svg:height="0.7768in" svg:x="1.5626in" svg:y="0.852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0" svg:width="0.4157in" svg:height="0.7768in" svg:x="2.1311in" svg:y="0.8575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1" svg:width="0.4512in" svg:height="0.7768in" svg:x="3.5563in" svg:y="0.852in"><text:p text:style-name="P3"><text:span text:style-name="T2">FC1</text:span></text:p><text:p text:style-name="P3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1" svg:width="0.4217in" svg:height="0.7768in" svg:x="4.4902in" svg:y="0.852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9" svg:width="0.5504in" svg:height="0.7768in" svg:x="2.5618in" svg:y="0.852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0" svg:width="0.4098in" svg:height="0.7768in" svg:x="3.1236in" svg:y="0.852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1" svg:width="0.4512in" svg:height="0.7768in" svg:x="4.0252in" svg:y="0.852in"><text:p text:style-name="P3"><text:span text:style-name="T2">FC2</text:span></text:p><text:p text:style-name="P3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g text:anchor-type="paragraph" draw:z-index="59" draw:style-name="gr22"><draw:custom-shape draw:name="Shape2" draw:style-name="gr23" svg:width="0.6949in" svg:height="0.7776in" svg:x="1.3846in" svg:y="0.9346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489in" svg:y="1.0244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5854in" svg:y="1.1138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6748in" svg:y="1.1957in"><text:p/><draw:enhanced-geometry svg:viewBox="0 0 21600 21600" draw:type="rectangle" draw:enhanced-path="M 0 0 L 21600 0 21600 21600 0 21600 0 0 Z N"/></draw:custom-shape></draw:g><draw:g text:anchor-type="paragraph" draw:z-index="60" draw:style-name="gr22"><draw:custom-shape draw:name="Shape2" draw:style-name="gr24" svg:width="0.5248in" svg:height="0.587in" svg:x="2.6193in" svg:y="1.0535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6976in" svg:y="1.120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7709in" svg:y="1.18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8386in" svg:y="1.2508in"><text:p/><draw:enhanced-geometry svg:viewBox="0 0 21600 21600" draw:type="rectangle" draw:enhanced-path="M 0 0 L 21600 0 21600 21600 0 21600 0 0 Z N"/></draw:custom-shape></draw:g><draw:g text:anchor-type="paragraph" draw:z-index="61" draw:style-name="gr22"><draw:custom-shape draw:name="Shape2" draw:style-name="gr25" svg:width="0.4933in" svg:height="0.5524in" svg:x="3.5819in" svg:y="1.1189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6563in" svg:y="1.1827in"><text:p/><draw:enhanced-geometry svg:viewBox="0 0 21600 21600" draw:type="rectangle" draw:enhanced-path="M 0 0 L 21600 0 21600 21600 0 21600 0 0 Z N"/></draw:custom-shape><draw:custom-shape draw:name="Shape2" draw:style-name="gr26" svg:width="0.4941in" svg:height="0.5524in" svg:x="3.7244in" svg:y="1.2461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789in" svg:y="1.3043in"><text:p/><draw:enhanced-geometry svg:viewBox="0 0 21600 21600" draw:type="rectangle" draw:enhanced-path="M 0 0 L 21600 0 21600 21600 0 21600 0 0 Z N"/></draw:custom-shape></draw:g><draw:g text:anchor-type="paragraph" draw:z-index="62" draw:style-name="gr22"><draw:custom-shape draw:name="Shape2" draw:style-name="gr27" svg:width="0.3689in" svg:height="0.4134in" svg:x="4.4299in" svg:y="1.207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4854in" svg:y="1.255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4.5362in" svg:y="1.3028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5846in" svg:y="1.3465in"><text:p/><draw:enhanced-geometry svg:viewBox="0 0 21600 21600" draw:type="rectangle" draw:enhanced-path="M 0 0 L 21600 0 21600 21600 0 21600 0 0 Z N"/></draw:custom-shape></draw:g><draw:g text:anchor-type="paragraph" draw:z-index="63" draw:style-name="gr22"><draw:custom-shape draw:name="Shape2" draw:style-name="gr27" svg:width="0.3689in" svg:height="0.4134in" svg:x="5.0409in" svg:y="1.233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0965in" svg:y="1.281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5.1472in" svg:y="1.3287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1957in" svg:y="1.3724in"><text:p/><draw:enhanced-geometry svg:viewBox="0 0 21600 21600" draw:type="rectangle" draw:enhanced-path="M 0 0 L 21600 0 21600 21600 0 21600 0 0 Z N"/></draw:custom-shape></draw:g><draw:custom-shape text:anchor-type="paragraph" draw:z-index="66" draw:name="Shape3" draw:style-name="gr35" draw:text-style-name="P13" svg:width="0.1933in" svg:height="0.1933in" svg:x="3.0402in" svg:y="1.4071in"><text:p/><draw:enhanced-geometry svg:viewBox="0 0 21600 21600" draw:type="rectangle" draw:enhanced-path="M 0 0 L 21600 0 21600 21600 0 21600 0 0 Z N"/></draw:custom-shape><draw:custom-shape text:anchor-type="paragraph" draw:z-index="68" draw:name="Shape3" draw:style-name="gr35" draw:text-style-name="P13" svg:width="0.1933in" svg:height="0.1933in" svg:x="3.9945in" svg:y="1.4661in"><text:p/><draw:enhanced-geometry svg:viewBox="0 0 21600 21600" draw:type="rectangle" draw:enhanced-path="M 0 0 L 21600 0 21600 21600 0 21600 0 0 Z N"/></draw:custom-shape><draw:g text:anchor-type="paragraph" draw:z-index="69" draw:style-name="gr30"><draw:line draw:name="Shape4" draw:style-name="gr37" draw:text-style-name="P3" svg:x1="2.211in" svg:y1="1.2866in" svg:x2="3.1102in" svg:y2="1.4976in"><text:p/></draw:line><draw:line draw:name="Shape4" draw:style-name="gr37" draw:text-style-name="P3" svg:x1="2.211in" svg:y1="1.5248in" svg:x2="3.1102in" svg:y2="1.5248in"><text:p/></draw:line></draw:g><draw:g text:anchor-type="paragraph" draw:z-index="70" draw:style-name="gr30"><draw:line draw:name="Shape4" draw:style-name="gr37" draw:text-style-name="P3" svg:x1="3.2335in" svg:y1="1.4134in" svg:x2="4.1217in" svg:y2="1.5846in"><text:p/></draw:line><draw:line draw:name="Shape4" draw:style-name="gr37" draw:text-style-name="P3" svg:x1="3.2335in" svg:y1="1.6063in" svg:x2="4.1217in" svg:y2="1.6063in"><text:p/></draw:line></draw:g><draw:custom-shape text:anchor-type="paragraph" draw:z-index="71" draw:name="Shape3" draw:style-name="gr38" draw:text-style-name="P13" svg:width="0.1421in" svg:height="0.1461in" svg:x="4.7071in" svg:y="1.5665in"><text:p/><draw:enhanced-geometry svg:viewBox="0 0 21600 21600" draw:type="rectangle" draw:enhanced-path="M 0 0 L 21600 0 21600 21600 0 21600 0 0 Z N"/></draw:custom-shape><draw:custom-shape text:anchor-type="paragraph" draw:z-index="72" draw:name="Shape3" draw:style-name="gr38" draw:text-style-name="P13" svg:width="0.1421in" svg:height="0.1461in" svg:x="5.3756in" svg:y="1.6236in"><text:p/><draw:enhanced-geometry svg:viewBox="0 0 21600 21600" draw:type="rectangle" draw:enhanced-path="M 0 0 L 21600 0 21600 21600 0 21600 0 0 Z N"/></draw:custom-shape><draw:g text:anchor-type="paragraph" draw:z-index="73" draw:style-name="gr30"><draw:line draw:name="Shape4" draw:style-name="gr37" draw:text-style-name="P3" svg:x1="4.1874in" svg:y1="1.4661in" svg:x2="4.7382in" svg:y2="1.6374in"><text:p/></draw:line><draw:line draw:name="Shape4" draw:style-name="gr37" draw:text-style-name="P3" svg:x1="4.1874in" svg:y1="1.6591in" svg:x2="4.7382in" svg:y2="1.6591in"><text:p/></draw:line></draw:g><draw:g text:anchor-type="paragraph" draw:z-index="74" draw:style-name="gr30"><draw:line draw:name="Shape4" draw:style-name="gr37" draw:text-style-name="P3" svg:x1="4.8484in" svg:y1="1.5638in" svg:x2="5.3992in" svg:y2="1.6925in"><text:p/></draw:line><draw:line draw:name="Shape4" draw:style-name="gr37" draw:text-style-name="P3" svg:x1="4.8484in" svg:y1="1.7091in" svg:x2="5.3992in" svg:y2="1.7091in"><text:p/></draw:line></draw:g><draw:g text:anchor-type="paragraph" draw:z-index="76" draw:style-name="gr30"><draw:line draw:name="Shape4" draw:style-name="gr37" draw:text-style-name="P3" svg:x1="5.5173in" svg:y1="1.6098in" svg:x2="5.9811in" svg:y2="1.7311in"><text:p/></draw:line><draw:line draw:name="Shape4" draw:style-name="gr37" draw:text-style-name="P3" svg:x1="5.5173in" svg:y1="1.7465in" svg:x2="5.9811in" svg:y2="1.7465in"><text:p/></draw:line></draw:g><draw:custom-shape text:anchor-type="paragraph" draw:z-index="75" draw:name="Shape3" draw:style-name="gr39" draw:text-style-name="P13" svg:width="0.0996in" svg:height="0.0933in" svg:x="5.9752in" svg:y="1.672in"><text:p/><draw:enhanced-geometry svg:viewBox="0 0 21600 21600" draw:type="rectangle" draw:enhanced-path="M 0 0 L 21600 0 21600 21600 0 21600 0 0 Z N"/></draw:custom-shape><draw:g text:anchor-type="paragraph" draw:z-index="64" draw:style-name="gr30"><draw:g draw:style-name="gr31"><draw:custom-shape draw:name="Shape2" draw:style-name="gr32" svg:width="0.276in" svg:height="0.3094in" svg:x="5.6311in" svg:y="1.2417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6728in" svg:y="1.278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711in" svg:y="1.3134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7472in" svg:y="1.3461in"><text:p/><draw:enhanced-geometry svg:viewBox="0 0 21600 21600" draw:type="rectangle" draw:enhanced-path="M 0 0 L 21600 0 21600 21600 0 21600 0 0 Z N"/></draw:custom-shape></draw:g><draw:g draw:style-name="gr31"><draw:custom-shape draw:name="Shape2" draw:style-name="gr32" svg:width="0.276in" svg:height="0.3094in" svg:x="5.7795in" svg:y="1.3874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8213in" svg:y="1.4236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8594in" svg:y="1.4591in"><text:p/><draw:enhanced-geometry svg:viewBox="0 0 21600 21600" draw:type="rectangle" draw:enhanced-path="M 0 0 L 21600 0 21600 21600 0 21600 0 0 Z N"/></draw:custom-shape><draw:custom-shape draw:name="Shape2" draw:style-name="gr33" svg:width="0.2768in" svg:height="0.3094in" svg:x="5.8957in" svg:y="1.4917in"><text:p/><draw:enhanced-geometry svg:viewBox="0 0 21600 21600" draw:type="rectangle" draw:enhanced-path="M 0 0 L 21600 0 21600 21600 0 21600 0 0 Z N"/></draw:custom-shape></draw:g></draw:g><draw:g text:anchor-type="paragraph" draw:z-index="81" draw:style-name="gr30"><draw:line draw:name="Shape4" draw:style-name="gr37" draw:text-style-name="P3" svg:x1="0.8957in" svg:y1="1.2543in" svg:x2="2.0102in" svg:y2="1.4654in"><text:p/></draw:line><draw:line draw:name="Shape4" draw:style-name="gr37" draw:text-style-name="P3" svg:x1="0.8957in" svg:y1="1.4925in" svg:x2="2.0102in" svg:y2="1.4925in"><text:p/></draw:line></draw:g><draw:custom-shape text:anchor-type="paragraph" draw:z-index="58" draw:name="Shape2" draw:style-name="gr21" svg:width="0.6949in" svg:height="0.7776in" svg:x="0.261in" svg:y="1.0764in"><text:p/><draw:enhanced-geometry svg:viewBox="0 0 21600 21600" draw:type="rectangle" draw:enhanced-path="M 0 0 L 21600 0 21600 21600 0 21600 0 0 Z N"/></draw:custom-shape><draw:custom-shape text:anchor-type="paragraph" draw:z-index="65" draw:name="Shape3" draw:style-name="gr34" draw:text-style-name="P13" svg:width="0.2386in" svg:height="0.2386in" svg:x="1.9728in" svg:y="1.2807in"><text:p/><draw:enhanced-geometry svg:viewBox="0 0 21600 21600" draw:type="rectangle" draw:enhanced-path="M 0 0 L 21600 0 21600 21600 0 21600 0 0 Z N"/></draw:custom-shape><draw:custom-shape text:anchor-type="paragraph" draw:z-index="67" draw:name="Shape3" draw:style-name="gr36" draw:text-style-name="P14" svg:width="0.1933in" svg:height="0.1933in" svg:x="2.0736in" svg:y="2.7228in"><text:p/><draw:enhanced-geometry svg:viewBox="0 0 21600 21600" draw:type="rectangle" draw:enhanced-path="M 0 0 L 21600 0 21600 21600 0 21600 0 0 Z N"/></draw:custom-shape><draw:line text:anchor-type="paragraph" draw:z-index="77" draw:name="Shape4" draw:style-name="gr40" draw:text-style-name="P3" svg:x1="6.4299in" svg:y1="1.1902in" svg:x2="6.6638in" svg:y2="1.7831in"><text:p/></draw:line><draw:line text:anchor-type="paragraph" draw:z-index="78" draw:name="Shape4" draw:style-name="gr40" draw:text-style-name="P3" svg:x1="6.9535in" svg:y1="1.1764in" svg:x2="7.1874in" svg:y2="1.752in"><text:p/></draw:line><draw:line text:anchor-type="paragraph" draw:z-index="79" draw:name="Shape4" draw:style-name="gr40" draw:text-style-name="P3" svg:x1="7.3071in" svg:y1="1.2445in" svg:x2="7.4335in" svg:y2="1.5756in"><text:p/></draw:line><draw:custom-shape text:anchor-type="paragraph" draw:z-index="80" draw:name="Shape3" draw:style-name="gr34" draw:text-style-name="P13" svg:width="0.2386in" svg:height="0.2386in" svg:x="0.6575in" svg:y="1.2543in"><text:p/><draw:enhanced-geometry svg:viewBox="0 0 21600 21600" draw:type="rectangle" draw:enhanced-path="M 0 0 L 21600 0 21600 21600 0 21600 0 0 Z N"/></draw:custom-shape><draw:frame text:anchor-type="paragraph" draw:z-index="82" draw:name="Shape5" draw:style-name="gr41" draw:text-style-name="P16" svg:width="0.9114in" svg:height="0.3843in" svg:x="0.8717in" svg:y="0.6772in"><draw:text-box><text:p text:style-name="P15"><text:span text:style-name="T3">convolution</text:span></text:p></draw:text-box></draw:frame><draw:frame text:anchor-type="paragraph" draw:z-index="83" draw:name="Shape5" draw:style-name="gr41" draw:text-style-name="P18" svg:width="0.9114in" svg:height="0.3843in" svg:x="2.2516in" svg:y="2.0181in"><draw:text-box><text:p text:style-name="P17"><text:span text:style-name="T3">Max pooling</text:span></text:p><text:p text:style-name="P17"><text:span text:style-name="T3">+ dropout</text:span></text:p></draw:text-box></draw:frame><draw:frame text:anchor-type="paragraph" draw:z-index="84" draw:name="Shape5" draw:style-name="gr41" draw:text-style-name="P16" svg:width="0.9114in" svg:height="0.3843in" svg:x="4.8043in" svg:y="0.7484in"><draw:text-box><text:p text:style-name="P15"><text:span text:style-name="T3">convolution</text:span></text:p></draw:text-box></draw:frame><draw:frame text:anchor-type="paragraph" draw:z-index="85" draw:name="Shape5" draw:style-name="gr41" draw:text-style-name="P16" svg:width="0.9114in" svg:height="0.3843in" svg:x="3.189in" svg:y="0.6835in"><draw:text-box><text:p text:style-name="P15"><text:span text:style-name="T3">convolution</text:span></text:p></draw:text-box></draw:frame><draw:frame text:anchor-type="paragraph" draw:z-index="86" draw:name="Shape5" draw:style-name="gr41" draw:text-style-name="P18" svg:width="0.9114in" svg:height="0.3843in" svg:x="4.0161in" svg:y="2.0638in"><draw:text-box><text:p text:style-name="P17"><text:span text:style-name="T3">Max pooling</text:span></text:p><text:p text:style-name="P17"><text:span text:style-name="T3">+ dropout</text:span></text:p></draw:text-box></draw:frame><draw:frame text:anchor-type="paragraph" draw:z-index="87" draw:name="Shape5" draw:style-name="gr41" draw:text-style-name="P18" svg:width="0.9114in" svg:height="0.3843in" svg:x="5.4091in" svg:y="2.0437in"><draw:text-box><text:p text:style-name="P17"><text:span text:style-name="T3">Max pooling</text:span></text:p><text:p text:style-name="P17"><text:span text:style-name="T3">+ dropout</text:span></text:p></draw:text-box></draw:frame><draw:line text:anchor-type="paragraph" draw:z-index="88" draw:name="Shape6" draw:style-name="gr42" draw:text-style-name="P19" svg:x1="6.172in" svg:y1="1.8008in" svg:x2="6.6638in" svg:y2="1.7835in"><text:p/></draw:line><draw:line text:anchor-type="paragraph" draw:z-index="89" draw:name="Shape6" draw:style-name="gr42" draw:text-style-name="P19" svg:x1="5.9071in" svg:y1="1.2417in" svg:x2="6.3988in" svg:y2="1.2244in"><text:p/></draw:line><draw:line text:anchor-type="paragraph" draw:z-index="90" draw:name="Shape6" draw:style-name="gr42" draw:text-style-name="P19" svg:x1="6.7055in" svg:y1="1.7689in" svg:x2="7.1972in" svg:y2="1.7516in"><text:p/></draw:line><draw:line text:anchor-type="paragraph" draw:z-index="91" draw:name="Shape6" draw:style-name="gr42" draw:text-style-name="P19" svg:x1="6.4299in" svg:y1="1.2028in" svg:x2="6.9217in" svg:y2="1.1854in"><text:p/></draw:line><draw:line text:anchor-type="paragraph" draw:z-index="92" draw:name="Shape6" draw:style-name="gr42" draw:text-style-name="P19" svg:x1="7.1874in" svg:y1="1.7512in" svg:x2="7.4331in" svg:y2="1.5756in"><text:p/></draw:line><draw:line text:anchor-type="paragraph" draw:z-index="93" draw:name="Shape6" draw:style-name="gr42" draw:text-style-name="P19" svg:x1="6.9535in" svg:y1="1.1764in" svg:x2="7.3071in" svg:y2="1.2445in"><text:p/></draw:line><draw:frame text:anchor-type="paragraph" draw:z-index="94" draw:name="Shape5" draw:style-name="gr41" draw:text-style-name="P18" svg:width="0.9114in" svg:height="0.3843in" svg:x="0.1811in" svg:y="1.8618in"><draw:text-box><text:p text:style-name="P17"><text:span text:style-name="T3">Input</text:span></text:p><text:p text:style-name="P17"><text:span text:style-name="T3">1x256x192</text:span></text:p></draw:text-box></draw:frame><draw:frame text:anchor-type="paragraph" draw:z-index="95" draw:name="Shape5" draw:style-name="gr43" draw:text-style-name="P16" svg:width="0.2087in" svg:height="0.1642in" svg:x="6.3398in" svg:y="1.0217in"><draw:text-box><text:p text:style-name="P15"><text:span text:style-name="T3">FC</text:span></text:p></draw:text-box></draw:frame><draw:frame text:anchor-type="paragraph" draw:z-index="96" draw:name="Shape5" draw:style-name="gr44" draw:text-style-name="P16" svg:width="0.2524in" svg:height="0.1449in" svg:x="6.8492in" svg:y="1.0319in"><draw:text-box><text:p text:style-name="P15"><text:span text:style-name="T3">FC</text:span></text:p></draw:text-box></draw:frame><draw:frame text:anchor-type="paragraph" draw:z-index="97" draw:name="Shape5" draw:style-name="gr45" draw:text-style-name="P16" svg:width="0.4224in" svg:height="0.1634in" svg:x="7.2264in" svg:y="1.0811in"><draw:text-box><text:p text:style-name="P15"><text:span text:style-name="T3">FC</text:span></text:p></draw:text-box></draw:frame><draw:frame text:anchor-type="paragraph" draw:z-index="98" draw:name="Shape5" draw:style-name="gr46" draw:text-style-name="P16" svg:width="0.274in" svg:height="0.1724in" svg:x="6.6327in" svg:y="1.8008in"><draw:text-box><text:p text:style-name="P15"><text:span text:style-name="T3">1000</text:span></text:p></draw:text-box></draw:frame><draw:frame text:anchor-type="paragraph" draw:z-index="99" draw:name="Shape5" draw:style-name="gr44" draw:text-style-name="P16" svg:width="0.2524in" svg:height="0.1449in" svg:x="7.1425in" svg:y="1.811in"><draw:text-box><text:p text:style-name="P15"><text:span text:style-name="T3">1000</text:span></text:p></draw:text-box></draw:frame><draw:frame text:anchor-type="paragraph" draw:z-index="100" draw:name="Shape5" draw:style-name="gr45" draw:text-style-name="P16" svg:width="0.4224in" svg:height="0.1634in" svg:x="7.4335in" svg:y="1.5882in"><draw:text-box><text:p text:style-name="P15"><text:span text:style-name="T3">16</text:span></text:p></draw:text-box></draw:frame>input<text:tab/><text:tab/>conv<text:tab/><text:tab/>pool+ drop<text:tab/>conv<text:tab/>pool+drop<text:tab/>conv<text:tab/>pool+drop<text:tab/>fc<text:tab/>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0T15:48:31.194851970</dc:date>
    <meta:editing-duration>PT2H56M36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3" meta:non-whitespace-character-count="52"/>
  </office:meta>
</office:document-meta>
</file>